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14be47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2" style:family="graphic" style:parent-style-name="standard">
      <style:graphic-properties draw:stroke="none" draw:fill="none" draw:textarea-vertical-align="middle" fo:min-height="0.601cm" fo:min-width="2.54cm" fo:padding-top="0.071cm" fo:padding-bottom="0.071cm" fo:padding-left="0.071cm" fo:padding-right="0.071cm"/>
    </style:style>
    <style:style style:name="gr3" style:family="graphic" style:parent-style-name="standard">
      <style:graphic-properties draw:stroke="solid" svg:stroke-width="0.026cm" svg:stroke-color="#ff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4" style:family="graphic" style:parent-style-name="standard">
      <style:graphic-properties draw:stroke="solid" svg:stroke-width="0.026cm" svg:stroke-color="#ffc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solid" svg:stroke-width="0.026cm" svg:stroke-color="#ffc000" draw:marker-start="Marker_5f_0" draw:marker-start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6" style:family="graphic" style:parent-style-name="standard">
      <style:graphic-properties draw:stroke="solid" svg:stroke-width="0.053cm" svg:stroke-color="#404040" draw:marker-end="Marker_5f_0" draw:marker-end-width="0.388cm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7" style:family="graphic" style:parent-style-name="standard">
      <style:graphic-properties draw:stroke="none" draw:fill="none" draw:textarea-vertical-align="middle" fo:min-height="0.422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solid" svg:stroke-width="0.026cm" svg:stroke-color="#40404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none" draw:fill="none" draw:textarea-vertical-align="middle" fo:min-height="0.341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solid" svg:stroke-width="0.009cm" svg:stroke-color="#404040" draw:marker-start="Marker_5f_1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1" style:family="graphic" style:parent-style-name="standard">
      <style:graphic-properties draw:stroke="none" draw:fill="none" draw:textarea-vertical-align="bottom" fo:min-height="0.301cm" fo:min-width="2.54cm" fo:padding-top="0.071cm" fo:padding-bottom="0.071cm" fo:padding-left="0cm" fo:padding-right="0cm"/>
    </style:style>
    <style:style style:name="gr12" style:family="graphic" style:parent-style-name="standard">
      <style:graphic-properties draw:stroke="solid" svg:stroke-width="0.008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solid" draw:fill-color="#ffffff" draw:shadow="hidden"/>
    </style:style>
    <style:style style:name="gr14" style:family="graphic" style:parent-style-name="standard">
      <style:graphic-properties draw:stroke="none" draw:fill="none" draw:textarea-vertical-align="middle" fo:min-height="1.751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843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solid" draw:fill-color="#14be47" draw:shadow="hidden"/>
    </style:style>
    <style:style style:name="gr17" style:family="graphic" style:parent-style-name="standard">
      <style:graphic-properties draw:stroke="none" draw:fill="solid" draw:fill-color="#ffc000" draw:shadow="hidden"/>
    </style:style>
    <style:style style:name="gr18" style:family="graphic" style:parent-style-name="standard">
      <style:graphic-properties draw:stroke="none" draw:fill="solid" draw:fill-color="#ff0000" draw:shadow="hidden"/>
    </style:style>
    <style:style style:name="gr19" style:family="graphic" style:parent-style-name="standard">
      <style:graphic-properties draw:stroke="none" draw:fill="none" draw:textarea-vertical-align="middle" fo:min-height="0.521cm" fo:min-width="2.54cm" fo:padding-top="0.071cm" fo:padding-bottom="0.071cm" fo:padding-left="0.071cm" fo:padding-right="0.071cm"/>
    </style:style>
    <style:style style:name="gr20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1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none" draw:fill="none" draw:textarea-vertical-align="middle" fo:min-height="0.658cm" fo:min-width="2.54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24" style:family="graphic" style:parent-style-name="standard">
      <style:graphic-properties draw:stroke="none" draw:fill="none" draw:textarea-vertical-align="middle" fo:min-height="0.681cm" fo:min-width="2.54cm" fo:padding-top="0.071cm" fo:padding-bottom="0.071cm" fo:padding-left="0.071cm" fo:padding-right="0.071cm"/>
    </style:style>
    <style:style style:name="gr25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26" style:family="graphic" style:parent-style-name="standard">
      <style:graphic-properties draw:stroke="solid" svg:stroke-width="0.009cm" svg:stroke-color="#404040" draw:marker-end="Marker_5f_2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7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28" style:family="graphic" style:parent-style-name="standard">
      <style:graphic-properties draw:stroke="solid" svg:stroke-width="0.035cm" svg:stroke-color="#0070c0" draw:marker-start="Marker_5f_3" draw:marker-start-width="0.344cm" draw:marker-end="Marker_5f_3" draw:marker-end-width="0.344cm" svg:stroke-opacity="100%" draw:stroke-linejoin="round" svg:stroke-linecap="round" draw:fill="none" draw:opacity="100%" fo:padding-top="0.142cm" fo:padding-bottom="0.142cm" fo:padding-left="0.267cm" fo:padding-right="0.267cm" draw:shadow="hidden"/>
    </style:style>
    <style:style style:name="gr29" style:family="graphic" style:parent-style-name="standard">
      <style:graphic-properties draw:stroke="none" draw:fill="none" draw:opacity="100%" draw:textarea-vertical-align="top" fo:min-height="0.341cm" fo:min-width="2.54cm" fo:padding-top="0cm" fo:padding-bottom="0cm" fo:padding-left="0.141cm" fo:padding-right="0.141cm"/>
    </style:style>
    <style:style style:name="gr30" style:family="graphic" style:parent-style-name="standard">
      <style:graphic-properties draw:stroke="none" draw:fill="gradient" draw:fill-gradient-name="Gradient_5f_6" draw:shadow="visible" draw:shadow-offset-x="0.051cm" draw:shadow-offset-y="0.051cm" draw:shadow-color="#cdcdcd" draw:shadow-opacity="50%"/>
    </style:style>
    <style:style style:name="gr31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32" style:family="graphic" style:parent-style-name="standard">
      <style:graphic-properties draw:stroke="solid" svg:stroke-width="0.035cm" svg:stroke-color="#ff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33" style:family="graphic" style:parent-style-name="standard">
      <style:graphic-properties draw:stroke="none" draw:fill="none" draw:textarea-vertical-align="middle" fo:min-height="0.4cm" fo:min-width="2.54cm" fo:padding-top="0cm" fo:padding-bottom="0cm" fo:padding-left="0cm" fo:padding-right="0cm"/>
    </style:style>
    <style:style style:name="gr34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35" style:family="graphic" style:parent-style-name="standard">
      <style:graphic-properties draw:stroke="solid" svg:stroke-width="0.035cm" svg:stroke-color="#645287" draw:marker-start="Marker_5f_3" draw:marker-start-width="0.344cm" draw:marker-end="Marker_5f_3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40%" fo:text-align="justify" fo:text-indent="0cm"/>
    </style:style>
    <style:style style:name="P7" style:family="paragraph">
      <loext:graphic-properties draw:fill="solid" draw:fill-color="#14be47"/>
    </style:style>
    <style:style style:name="P8" style:family="paragraph">
      <loext:graphic-properties draw:fill="solid" draw:fill-color="#ffc000"/>
    </style:style>
    <style:style style:name="P9" style:family="paragraph">
      <loext:graphic-properties draw:fill="solid" draw:fill-color="#ff0000"/>
    </style:style>
    <style:style style:name="P10" style:family="paragraph">
      <style:paragraph-properties fo:margin-left="0cm" fo:margin-right="0cm" fo:margin-top="0cm" fo:margin-bottom="0cm" fo:line-height="12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12" style:family="paragraph">
      <loext:graphic-properties draw:fill="gradient" draw:fill-gradient-name="Gradient_5f_0"/>
    </style:style>
    <style:style style:name="P13" style:family="paragraph">
      <loext:graphic-properties draw:fill="gradient" draw:fill-gradient-name="Gradient_5f_1"/>
    </style:style>
    <style:style style:name="P14" style:family="paragraph">
      <loext:graphic-properties draw:fill="gradient" draw:fill-gradient-name="Gradient_5f_2"/>
    </style:style>
    <style:style style:name="P15" style:family="paragraph">
      <loext:graphic-properties draw:fill="gradient" draw:fill-gradient-name="Gradient_5f_4"/>
    </style:style>
    <style:style style:name="P16" style:family="paragraph">
      <loext:graphic-properties draw:fill="none" draw:opacity="100%"/>
    </style:style>
    <style:style style:name="P17" style:family="paragraph">
      <loext:graphic-properties draw:fill="none" draw:opacity="100%"/>
      <style:paragraph-properties fo:margin-left="0cm" fo:margin-right="0cm" fo:margin-top="0cm" fo:margin-bottom="0cm" fo:line-height="120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end" fo:text-indent="0cm"/>
    </style:style>
    <style:style style:name="P19" style:family="paragraph">
      <loext:graphic-properties draw:fill="gradient" draw:fill-gradient-name="Gradient_5f_6"/>
    </style:style>
    <style:style style:name="P20" style:family="paragraph">
      <loext:graphic-properties draw:fill="gradient" draw:fill-gradient-name="Gradient_5f_7"/>
    </style:style>
    <style:style style:name="P21" style:family="paragraph">
      <loext:graphic-properties draw:fill="gradient" draw:fill-gradient-name="Gradient_5f_3"/>
    </style:style>
    <style:style style:name="T1" style:family="text">
      <style:text-properties fo:color="#000000" style:font-name="Calibri1" fo:font-size="7pt" fo:background-color="#ffffff" style:font-name-asian="Calibri1" style:font-size-asian="7pt" style:font-name-complex="Calibri1" style:font-size-complex="7pt"/>
    </style:style>
    <style:style style:name="T2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3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4" style:family="text">
      <style:text-properties fo:color="#000000" style:font-name="Calibri1" fo:font-size="7pt" style:font-name-asian="Calibri1" style:font-size-asian="7pt" style:font-name-complex="Calibri1" style:font-size-complex="7pt"/>
    </style:style>
    <style:style style:name="T5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6" style:family="text">
      <style:text-properties fo:color="#000000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vent Diagram" draw:style-name="dp1" draw:master-page-name="PM0">
        <draw:g>
          <draw:g>
            <draw:line draw:style-name="gr1" draw:text-style-name="P1" draw:layer="layout" svg:x1="13.5cm" svg:y1="13.6cm" svg:x2="16.701cm" svg:y2="14.008cm">
              <text:p/>
            </draw:line>
            <draw:frame draw:style-name="gr2" draw:text-style-name="P1" draw:layer="layout" svg:width="3.226cm" svg:height="0.743cm" draw:transform="rotate (-0.12636183784439) translate (13.547cm 13.232cm)">
              <draw:text-box>
                <text:p text:style-name="P2"><text:span text:style-name="T1">Send recovery SMS</text:span></text:p>
                <text:p text:style-name="P2"><text:span text:style-name="T1"/></text:p>
              </draw:text-box>
            </draw:frame>
          </draw:g>
          <draw:g>
            <draw:line draw:style-name="gr1" draw:text-style-name="P1" draw:layer="layout" svg:x1="13.5cm" svg:y1="13.2cm" svg:x2="16.701cm" svg:y2="13.601cm">
              <text:p/>
            </draw:line>
            <draw:frame draw:style-name="gr2" draw:text-style-name="P1" draw:layer="layout" svg:width="3.225cm" svg:height="0.743cm" draw:transform="rotate (-0.124441975667195) translate (13.546cm 12.832cm)">
              <draw:text-box>
                <text:p text:style-name="P2"><text:span text:style-name="T1">Send recovery mail</text:span></text:p>
                <text:p text:style-name="P2"><text:span text:style-name="T1"/></text:p>
              </draw:text-box>
            </draw:frame>
          </draw:g>
          <draw:g>
            <draw:line draw:style-name="gr3" draw:text-style-name="P1" draw:layer="layout" svg:x1="13.5cm" svg:y1="11.4cm" svg:x2="16.701cm" svg:y2="11.801cm">
              <text:p/>
            </draw:line>
            <draw:frame draw:style-name="gr2" draw:text-style-name="P1" draw:layer="layout" svg:width="3.225cm" svg:height="0.743cm" draw:transform="rotate (-0.124441975667195) translate (13.546cm 11.032cm)">
              <draw:text-box>
                <text:p text:style-name="P2"><text:span text:style-name="T1">Send SMS</text:span></text:p>
                <text:p text:style-name="P2"><text:span text:style-name="T1">(critical)</text:span></text:p>
              </draw:text-box>
            </draw:frame>
          </draw:g>
          <draw:g>
            <draw:line draw:style-name="gr4" draw:text-style-name="P1" draw:layer="layout" svg:x1="13.5cm" svg:y1="9.8cm" svg:x2="16.701cm" svg:y2="10.201cm">
              <text:p/>
            </draw:line>
            <draw:frame draw:style-name="gr2" draw:text-style-name="P1" draw:layer="layout" svg:width="3.225cm" svg:height="0.743cm" draw:transform="rotate (-0.124441975667195) translate (13.546cm 9.432cm)">
              <draw:text-box>
                <text:p text:style-name="P2"><text:span text:style-name="T1">Send mail</text:span></text:p>
                <text:p text:style-name="P2"><text:span text:style-name="T1">(warning)</text:span></text:p>
              </draw:text-box>
            </draw:frame>
          </draw:g>
          <draw:line draw:style-name="gr5" draw:text-style-name="P1" draw:layer="layout" svg:x1="7.1cm" svg:y1="8.401cm" svg:x2="10.301cm" svg:y2="8cm">
            <text:p/>
          </draw:line>
          <draw:line draw:style-name="gr3" draw:text-style-name="P1" draw:layer="layout" svg:x1="10.301cm" svg:y1="10.807cm" svg:x2="7.1cm" svg:y2="11.201cm">
            <text:p/>
          </draw:line>
          <draw:line draw:style-name="gr1" draw:text-style-name="P1" draw:layer="layout" svg:x1="10.301cm" svg:y1="12.607cm" svg:x2="7.1cm" svg:y2="13.001cm">
            <text:p/>
          </draw:line>
          <draw:line draw:style-name="gr6" draw:text-style-name="P1" draw:layer="layout" svg:x1="10.3cm" svg:y1="5cm" svg:x2="10.3cm" svg:y2="14.6cm">
            <text:p/>
          </draw:line>
          <draw:frame draw:style-name="gr7" draw:text-style-name="P3" draw:layer="layout" svg:width="2.522cm" svg:height="0.564cm" svg:x="9.1cm" svg:y="4.418cm">
            <draw:text-box>
              <text:p text:style-name="P2"><text:span text:style-name="T2">Nagios Poller</text:span></text:p>
            </draw:text-box>
          </draw:frame>
          <draw:frame draw:style-name="gr7" draw:text-style-name="P1" draw:layer="layout" svg:width="2.4cm" svg:height="0.564cm" svg:x="12.3cm" svg:y="4.518cm">
            <draw:text-box>
              <text:p text:style-name="P2"><text:span text:style-name="T2">Event Queue</text:span></text:p>
            </draw:text-box>
          </draw:frame>
          <draw:line draw:style-name="gr6" draw:text-style-name="P1" draw:layer="layout" svg:x1="13.5cm" svg:y1="5.012cm" svg:x2="13.5cm" svg:y2="14.6cm">
            <text:p/>
          </draw:line>
          <draw:line draw:style-name="gr8" draw:text-style-name="P1" draw:layer="layout" svg:x1="10.1cm" svg:y1="5.6cm" svg:x2="10.499cm" svg:y2="5.6cm">
            <text:p/>
          </draw:line>
          <draw:frame draw:style-name="gr9" draw:text-style-name="P1" draw:layer="layout" svg:width="2.097cm" svg:height="0.483cm" svg:x="8.003cm" svg:y="5.359cm">
            <draw:text-box>
              <text:p text:style-name="P4"><text:span text:style-name="T3">Check OK</text:span></text:p>
            </draw:text-box>
          </draw:frame>
          <draw:line draw:style-name="gr8" draw:text-style-name="P1" draw:layer="layout" svg:x1="10.1cm" svg:y1="6.8cm" svg:x2="10.499cm" svg:y2="6.8cm">
            <text:p/>
          </draw:line>
          <draw:frame draw:style-name="gr9" draw:text-style-name="P1" draw:layer="layout" svg:width="2.097cm" svg:height="0.483cm" svg:x="8.003cm" svg:y="6.559cm">
            <draw:text-box>
              <text:p text:style-name="P4"><text:span text:style-name="T3">OK</text:span></text:p>
            </draw:text-box>
          </draw:frame>
          <draw:line draw:style-name="gr8" draw:text-style-name="P1" draw:layer="layout" svg:x1="10.1cm" svg:y1="8cm" svg:x2="10.499cm" svg:y2="8cm">
            <text:p/>
          </draw:line>
          <draw:frame draw:style-name="gr9" draw:text-style-name="P1" draw:layer="layout" svg:width="2.097cm" svg:height="0.483cm" svg:x="8.003cm" svg:y="7.759cm">
            <draw:text-box>
              <text:p text:style-name="P4"><text:span text:style-name="T3">Warning</text:span></text:p>
            </draw:text-box>
          </draw:frame>
          <draw:line draw:style-name="gr8" draw:text-style-name="P1" draw:layer="layout" svg:x1="10.099cm" svg:y1="8.6cm" svg:x2="10.498cm" svg:y2="8.6cm">
            <text:p/>
          </draw:line>
          <draw:frame draw:style-name="gr9" draw:text-style-name="P1" draw:layer="layout" svg:width="2.097cm" svg:height="0.483cm" svg:x="8.001cm" svg:y="8.359cm">
            <draw:text-box>
              <text:p text:style-name="P4"><text:span text:style-name="T3">Warning</text:span></text:p>
            </draw:text-box>
          </draw:frame>
          <draw:line draw:style-name="gr8" draw:text-style-name="P1" draw:layer="layout" svg:x1="10.097cm" svg:y1="9.2cm" svg:x2="10.496cm" svg:y2="9.2cm">
            <text:p/>
          </draw:line>
          <draw:frame draw:style-name="gr9" draw:text-style-name="P1" draw:layer="layout" svg:width="2.097cm" svg:height="0.483cm" svg:x="8cm" svg:y="8.959cm">
            <draw:text-box>
              <text:p text:style-name="P4"><text:span text:style-name="T3">Warning</text:span></text:p>
            </draw:text-box>
          </draw:frame>
          <draw:g>
            <draw:line draw:style-name="gr4" draw:text-style-name="P1" draw:layer="layout" svg:x1="10.3cm" svg:y1="9.207cm" svg:x2="13.501cm" svg:y2="9.601cm">
              <text:p/>
            </draw:line>
            <draw:frame draw:style-name="gr2" draw:text-style-name="P1" draw:layer="layout" svg:width="3.224cm" svg:height="0.743cm" draw:transform="rotate (-0.122347580564803) translate (10.345cm 8.839cm)">
              <draw:text-box>
                <text:p text:style-name="P2"><text:span text:style-name="T1">Send event</text:span></text:p>
                <text:p text:style-name="P2"><text:span text:style-name="T1">(warning)</text:span></text:p>
              </draw:text-box>
            </draw:frame>
          </draw:g>
          <draw:line draw:style-name="gr8" draw:text-style-name="P1" draw:layer="layout" svg:x1="10.097cm" svg:y1="10.8cm" svg:x2="10.496cm" svg:y2="10.8cm">
            <text:p/>
          </draw:line>
          <draw:frame draw:style-name="gr9" draw:text-style-name="P1" draw:layer="layout" svg:width="2.097cm" svg:height="0.483cm" svg:x="8cm" svg:y="10.559cm">
            <draw:text-box>
              <text:p text:style-name="P4"><text:span text:style-name="T3">Critical</text:span></text:p>
            </draw:text-box>
          </draw:frame>
          <draw:g>
            <draw:line draw:style-name="gr3" draw:text-style-name="P1" draw:layer="layout" svg:x1="10.3cm" svg:y1="10.807cm" svg:x2="13.501cm" svg:y2="11.201cm">
              <text:p/>
            </draw:line>
            <draw:frame draw:style-name="gr2" draw:text-style-name="P1" draw:layer="layout" svg:width="3.224cm" svg:height="0.743cm" draw:transform="rotate (-0.122347580564803) translate (10.345cm 10.439cm)">
              <draw:text-box>
                <text:p text:style-name="P2"><text:span text:style-name="T1">Send event</text:span></text:p>
                <text:p text:style-name="P2"><text:span text:style-name="T1">(critical)</text:span></text:p>
              </draw:text-box>
            </draw:frame>
          </draw:g>
          <draw:g>
            <draw:line draw:style-name="gr10" draw:text-style-name="P1" draw:layer="layout" svg:x1="11.1cm" svg:y1="6.799cm" svg:x2="11.1cm" svg:y2="5.6cm">
              <text:p/>
            </draw:line>
            <draw:frame draw:style-name="gr11" draw:text-style-name="P1" draw:layer="layout" svg:width="1.2cm" svg:height="0.443cm" draw:transform="rotate (1.5707963267949) translate (10.658cm 6.8cm)">
              <draw:text-box>
                <text:p text:style-name="P2"><text:span text:style-name="T1">5 min</text:span></text:p>
              </draw:text-box>
            </draw:frame>
          </draw:g>
          <draw:g>
            <draw:line draw:style-name="gr10" draw:text-style-name="P1" draw:layer="layout" svg:x1="11.1cm" svg:y1="8.599cm" svg:x2="11.1cm" svg:y2="8cm">
              <text:p/>
            </draw:line>
            <draw:frame draw:style-name="gr11" draw:text-style-name="P1" draw:layer="layout" svg:width="0.6cm" svg:height="0.443cm" draw:transform="rotate (1.5707963267949) translate (10.658cm 8.6cm)">
              <draw:text-box>
                <text:p text:style-name="P2"><text:span text:style-name="T1">1 min</text:span></text:p>
              </draw:text-box>
            </draw:frame>
          </draw:g>
          <draw:line draw:style-name="gr12" draw:text-style-name="P1" draw:layer="layout" svg:x1="15.101cm" svg:y1="8.2cm" svg:x2="13.5cm" svg:y2="9.801cm">
            <text:p/>
          </draw:line>
          <draw:g>
            <draw:g>
              <draw:polygon draw:style-name="gr13" draw:text-style-name="P5" draw:layer="layout" svg:width="2.4cm" svg:height="1.8cm" svg:x="13.9cm" svg:y="7.3cm" svg:viewBox="0 0 2401 1801" draw:points="0,1801 2401,1801 2401,0 0,0">
                <text:p/>
              </draw:polygon>
              <draw:polygon draw:style-name="gr12" draw:text-style-name="P1" draw:layer="layout" svg:width="2.4cm" svg:height="1.8cm" svg:x="13.9cm" svg:y="7.3cm" svg:viewBox="0 0 2401 1801" draw:points="0,1801 2401,1801 2401,0 0,0">
                <text:p/>
              </draw:polygon>
            </draw:g>
            <draw:frame draw:style-name="gr14" draw:text-style-name="P1" draw:layer="layout" svg:width="2.4cm" svg:height="2.033cm" svg:x="13.9cm" svg:y="7.184cm">
              <draw:text-box>
                <text:p text:style-name="P6"><text:span text:style-name="T4">New events in the queue are processed every 3 min (plus the queue processing time).</text:span></text:p>
              </draw:text-box>
            </draw:frame>
          </draw:g>
          <draw:line draw:style-name="gr8" draw:text-style-name="P1" draw:layer="layout" svg:x1="10.097cm" svg:y1="12.6cm" svg:x2="10.496cm" svg:y2="12.6cm">
            <text:p/>
          </draw:line>
          <draw:frame draw:style-name="gr9" draw:text-style-name="P1" draw:layer="layout" svg:width="2.097cm" svg:height="0.483cm" svg:x="8cm" svg:y="12.359cm">
            <draw:text-box>
              <text:p text:style-name="P4"><text:span text:style-name="T3">Recovery</text:span></text:p>
            </draw:text-box>
          </draw:frame>
          <draw:g>
            <draw:line draw:style-name="gr1" draw:text-style-name="P1" draw:layer="layout" svg:x1="10.3cm" svg:y1="12.607cm" svg:x2="13.501cm" svg:y2="13.001cm">
              <text:p/>
            </draw:line>
            <draw:frame draw:style-name="gr2" draw:text-style-name="P1" draw:layer="layout" svg:width="3.224cm" svg:height="0.743cm" draw:transform="rotate (-0.122347580564803) translate (10.345cm 12.239cm)">
              <draw:text-box>
                <text:p text:style-name="P2"><text:span text:style-name="T1">Send two events</text:span></text:p>
                <text:p text:style-name="P2"><text:span text:style-name="T1">(recovery warn + crit)</text:span></text:p>
              </draw:text-box>
            </draw:frame>
          </draw:g>
          <draw:line draw:style-name="gr6" draw:text-style-name="P1" draw:layer="layout" svg:x1="7.1cm" svg:y1="5cm" svg:x2="7.1cm" svg:y2="14.588cm">
            <text:p/>
          </draw:line>
          <draw:line draw:style-name="gr8" draw:text-style-name="P1" draw:layer="layout" svg:x1="10.097cm" svg:y1="13.8cm" svg:x2="10.496cm" svg:y2="13.8cm">
            <text:p/>
          </draw:line>
          <draw:frame draw:style-name="gr9" draw:text-style-name="P1" draw:layer="layout" svg:width="2.097cm" svg:height="0.483cm" svg:x="8cm" svg:y="13.559cm">
            <draw:text-box>
              <text:p text:style-name="P4"><text:span text:style-name="T3">OK</text:span></text:p>
            </draw:text-box>
          </draw:frame>
          <draw:frame draw:style-name="gr15" draw:text-style-name="P1" draw:layer="layout" svg:width="2cm" svg:height="0.985cm" svg:x="6.107cm" svg:y="4.086cm">
            <draw:text-box>
              <text:p text:style-name="P2"><text:span text:style-name="T2">Console Viewer</text:span></text:p>
            </draw:text-box>
          </draw:frame>
          <draw:polygon draw:style-name="gr16" draw:text-style-name="P7" draw:layer="layout" svg:width="0.2cm" svg:height="3.4cm" svg:x="3.9cm" svg:y="5cm" svg:viewBox="0 0 201 3401" draw:points="0,3401 201,3401 201,0 0,0">
            <text:p/>
          </draw:polygon>
          <draw:polygon draw:style-name="gr17" draw:text-style-name="P8" draw:layer="layout" svg:width="0.2cm" svg:height="2.8cm" svg:x="3.9cm" svg:y="8.4cm" svg:viewBox="0 0 201 2801" draw:points="0,2801 201,2801 201,0 0,0">
            <text:p/>
          </draw:polygon>
          <draw:polygon draw:style-name="gr18" draw:text-style-name="P9" draw:layer="layout" svg:width="0.2cm" svg:height="1.8cm" svg:x="3.9cm" svg:y="11.2cm" svg:viewBox="0 0 201 1801" draw:points="0,1801 201,1801 201,0 0,0">
            <text:p/>
          </draw:polygon>
          <draw:polygon draw:style-name="gr16" draw:text-style-name="P7" draw:layer="layout" svg:width="0.2cm" svg:height="1.2cm" svg:x="3.9cm" svg:y="13cm" svg:viewBox="0 0 201 1201" draw:points="0,1201 201,1201 201,0 0,0">
            <text:p/>
          </draw:polygon>
          <draw:polygon draw:style-name="gr16" draw:text-style-name="P7" draw:layer="layout" svg:width="0.2cm" svg:height="4.6cm" svg:x="5.101cm" svg:y="5cm" svg:viewBox="0 0 201 4601" draw:points="0,4601 201,4601 201,0 0,0">
            <text:p/>
          </draw:polygon>
          <draw:polygon draw:style-name="gr17" draw:text-style-name="P8" draw:layer="layout" svg:width="0.2cm" svg:height="1.6cm" svg:x="5.101cm" svg:y="9.6cm" svg:viewBox="0 0 201 1601" draw:points="0,1601 201,1601 201,0 0,0">
            <text:p/>
          </draw:polygon>
          <draw:polygon draw:style-name="gr18" draw:text-style-name="P9" draw:layer="layout" svg:width="0.2cm" svg:height="1.8cm" svg:x="5.101cm" svg:y="11.2cm" svg:viewBox="0 0 201 1801" draw:points="0,1801 201,1801 201,0 0,0">
            <text:p/>
          </draw:polygon>
          <draw:polygon draw:style-name="gr16" draw:text-style-name="P7" draw:layer="layout" svg:width="0.2cm" svg:height="1.2cm" svg:x="5.101cm" svg:y="13cm" svg:viewBox="0 0 201 1201" draw:points="0,1201 201,1201 201,0 0,0">
            <text:p/>
          </draw:polygon>
          <draw:polygon draw:style-name="gr16" draw:text-style-name="P7" draw:layer="layout" svg:width="0.2cm" svg:height="3cm" svg:x="4.501cm" svg:y="5cm" svg:viewBox="0 0 201 3001" draw:points="0,3001 201,3001 201,0 0,0">
            <text:p/>
          </draw:polygon>
          <draw:polygon draw:style-name="gr17" draw:text-style-name="P8" draw:layer="layout" svg:width="0.2cm" svg:height="2.8cm" svg:x="4.501cm" svg:y="8cm" svg:viewBox="0 0 201 2801" draw:points="0,2801 201,2801 201,0 0,0">
            <text:p/>
          </draw:polygon>
          <draw:polygon draw:style-name="gr18" draw:text-style-name="P9" draw:layer="layout" svg:width="0.2cm" svg:height="1.8cm" svg:x="4.501cm" svg:y="10.8cm" svg:viewBox="0 0 201 1801" draw:points="0,1801 201,1801 201,0 0,0">
            <text:p/>
          </draw:polygon>
          <draw:polygon draw:style-name="gr16" draw:text-style-name="P7" draw:layer="layout" svg:width="0.2cm" svg:height="1.6cm" svg:x="4.501cm" svg:y="12.6cm" svg:viewBox="0 0 201 1601" draw:points="0,1601 201,1601 201,0 0,0">
            <text:p/>
          </draw:polygon>
          <draw:frame draw:style-name="gr7" draw:text-style-name="P11" draw:layer="layout" svg:width="2.538cm" svg:height="0.564cm" draw:transform="rotate (1.5707963267949) translate (4.319cm 5cm)">
            <draw:text-box>
              <text:p text:style-name="P10"><text:span text:style-name="T2">Nagios Poller</text:span></text:p>
            </draw:text-box>
          </draw:frame>
          <draw:frame draw:style-name="gr7" draw:text-style-name="P11" draw:layer="layout" svg:width="2.792cm" svg:height="0.564cm" draw:transform="rotate (1.5707963267949) translate (3.719cm 5cm)">
            <draw:text-box>
              <text:p text:style-name="P10"><text:span text:style-name="T2">Console Viewer</text:span></text:p>
            </draw:text-box>
          </draw:frame>
          <draw:frame draw:style-name="gr19" draw:text-style-name="P11" draw:layer="layout" svg:width="2.411cm" svg:height="0.663cm" draw:transform="rotate (1.5707963267949) translate (4.837cm 5cm)">
            <draw:text-box>
              <text:p text:style-name="P10"><text:span text:style-name="T2">Event Queue</text:span></text:p>
            </draw:text-box>
          </draw:frame>
          <draw:line draw:style-name="gr6" draw:text-style-name="P1" draw:layer="layout" svg:x1="16.7cm" svg:y1="4.992cm" svg:x2="16.7cm" svg:y2="14.58cm">
            <text:p/>
          </draw:line>
          <draw:frame draw:style-name="gr15" draw:text-style-name="P1" draw:layer="layout" svg:width="2cm" svg:height="0.985cm" svg:x="15.7cm" svg:y="4.108cm">
            <draw:text-box>
              <text:p text:style-name="P2"><text:span text:style-name="T2">On-call Engineer</text:span></text:p>
            </draw:text-box>
          </draw:frame>
          <draw:polygon draw:style-name="gr16" draw:text-style-name="P7" draw:layer="layout" svg:width="0.2cm" svg:height="5.2cm" svg:x="5.7cm" svg:y="5cm" svg:viewBox="0 0 201 5201" draw:points="0,5201 201,5201 201,0 0,0">
            <text:p/>
          </draw:polygon>
          <draw:polygon draw:style-name="gr17" draw:text-style-name="P8" draw:layer="layout" svg:width="0.2cm" svg:height="1.6cm" svg:x="5.7cm" svg:y="10.2cm" svg:viewBox="0 0 201 1601" draw:points="0,1601 201,1601 201,0 0,0">
            <text:p/>
          </draw:polygon>
          <draw:polygon draw:style-name="gr18" draw:text-style-name="P9" draw:layer="layout" svg:width="0.2cm" svg:height="1.8cm" svg:x="5.7cm" svg:y="11.8cm" svg:viewBox="0 0 201 1801" draw:points="0,1801 201,1801 201,0 0,0">
            <text:p/>
          </draw:polygon>
          <draw:polygon draw:style-name="gr16" draw:text-style-name="P7" draw:layer="layout" svg:width="0.2cm" svg:height="0.6cm" svg:x="5.7cm" svg:y="13.6cm" svg:viewBox="0 0 201 601" draw:points="0,601 201,601 201,0 0,0">
            <text:p/>
          </draw:polygon>
          <draw:frame draw:style-name="gr7" draw:text-style-name="P11" draw:layer="layout" svg:width="2.538cm" svg:height="0.564cm" draw:transform="rotate (1.5707963267949) translate (5.494cm 5cm)">
            <draw:text-box>
              <text:p text:style-name="P10"><text:span text:style-name="T2">On-call Engineer</text:span></text:p>
            </draw:text-box>
          </draw:frame>
        </draw:g>
        <draw:g>
          <draw:g>
            <draw:g>
              <draw:polygon draw:style-name="gr20" draw:text-style-name="P12" draw:layer="layout" svg:width="1.4cm" svg:height="0.8cm" svg:x="5.17cm" svg:y="23.821cm" svg:viewBox="0 0 1401 801" draw:points="0,801 1401,801 1401,0 0,0">
                <text:p/>
              </draw:polygon>
              <draw:polygon draw:style-name="gr21" draw:text-style-name="P1" draw:layer="layout" svg:width="1.4cm" svg:height="0.8cm" svg:x="5.17cm" svg:y="23.821cm" svg:viewBox="0 0 1401 801" draw:points="0,801 1401,801 1401,0 0,0">
                <text:p/>
              </draw:polygon>
            </draw:g>
            <draw:frame draw:style-name="gr22" draw:text-style-name="P1" draw:layer="layout" svg:width="1.4cm" svg:height="0.8cm" svg:x="5.17cm" svg:y="23.821cm">
              <draw:text-box>
                <text:p text:style-name="P2"><text:span text:style-name="T3">Node 1</text:span></text:p>
              </draw:text-box>
            </draw:frame>
          </draw:g>
          <draw:g>
            <draw:g>
              <draw:polygon draw:style-name="gr20" draw:text-style-name="P12" draw:layer="layout" svg:width="1.4cm" svg:height="0.8cm" svg:x="6.97cm" svg:y="23.821cm" svg:viewBox="0 0 1401 801" draw:points="0,801 1401,801 1401,0 0,0">
                <text:p/>
              </draw:polygon>
              <draw:polygon draw:style-name="gr21" draw:text-style-name="P1" draw:layer="layout" svg:width="1.4cm" svg:height="0.8cm" svg:x="6.97cm" svg:y="23.821cm" svg:viewBox="0 0 1401 801" draw:points="0,801 1401,801 1401,0 0,0">
                <text:p/>
              </draw:polygon>
            </draw:g>
            <draw:frame draw:style-name="gr22" draw:text-style-name="P1" draw:layer="layout" svg:width="1.4cm" svg:height="0.8cm" svg:x="6.97cm" svg:y="23.821cm">
              <draw:text-box>
                <text:p text:style-name="P2"><text:span text:style-name="T3">Node 2</text:span></text:p>
              </draw:text-box>
            </draw:frame>
          </draw:g>
          <draw:g>
            <draw:g>
              <draw:polygon draw:style-name="gr23" draw:text-style-name="P13" draw:layer="layout" svg:width="1.4cm" svg:height="0.8cm" svg:x="6.07cm" svg:y="22.221cm" svg:viewBox="0 0 1401 801" draw:points="0,801 1401,801 1401,0 0,0">
                <text:p/>
              </draw:polygon>
              <draw:polygon draw:style-name="gr21" draw:text-style-name="P1" draw:layer="layout" svg:width="1.4cm" svg:height="0.8cm" svg:x="6.07cm" svg:y="22.221cm" svg:viewBox="0 0 1401 801" draw:points="0,801 1401,801 1401,0 0,0">
                <text:p/>
              </draw:polygon>
            </draw:g>
            <draw:frame draw:style-name="gr24" draw:text-style-name="P1" draw:layer="layout" svg:width="1.4cm" svg:height="0.823cm" svg:x="6.07cm" svg:y="22.21cm">
              <draw:text-box>
                <text:p text:style-name="P2"><text:span text:style-name="T3">Nagios Poller 1</text:span></text:p>
              </draw:text-box>
            </draw:frame>
          </draw:g>
          <draw:g>
            <draw:g>
              <draw:polygon draw:style-name="gr20" draw:text-style-name="P12" draw:layer="layout" svg:width="1.4cm" svg:height="0.8cm" svg:x="8.77cm" svg:y="23.821cm" svg:viewBox="0 0 1401 801" draw:points="0,801 1401,801 1401,0 0,0">
                <text:p/>
              </draw:polygon>
              <draw:polygon draw:style-name="gr21" draw:text-style-name="P1" draw:layer="layout" svg:width="1.4cm" svg:height="0.8cm" svg:x="8.77cm" svg:y="23.821cm" svg:viewBox="0 0 1401 801" draw:points="0,801 1401,801 1401,0 0,0">
                <text:p/>
              </draw:polygon>
            </draw:g>
            <draw:frame draw:style-name="gr22" draw:text-style-name="P1" draw:layer="layout" svg:width="1.4cm" svg:height="0.8cm" svg:x="8.77cm" svg:y="23.821cm">
              <draw:text-box>
                <text:p text:style-name="P2"><text:span text:style-name="T3">Node N</text:span></text:p>
              </draw:text-box>
            </draw:frame>
          </draw:g>
          <draw:g>
            <draw:g>
              <draw:polygon draw:style-name="gr23" draw:text-style-name="P13" draw:layer="layout" svg:width="1.4cm" svg:height="0.8cm" svg:x="7.87cm" svg:y="22.221cm" svg:viewBox="0 0 1401 801" draw:points="0,801 1401,801 1401,0 0,0">
                <text:p/>
              </draw:polygon>
              <draw:polygon draw:style-name="gr21" draw:text-style-name="P1" draw:layer="layout" svg:width="1.4cm" svg:height="0.8cm" svg:x="7.87cm" svg:y="22.221cm" svg:viewBox="0 0 1401 801" draw:points="0,801 1401,801 1401,0 0,0">
                <text:p/>
              </draw:polygon>
            </draw:g>
            <draw:frame draw:style-name="gr24" draw:text-style-name="P1" draw:layer="layout" svg:width="1.4cm" svg:height="0.823cm" svg:x="7.87cm" svg:y="22.21cm">
              <draw:text-box>
                <text:p text:style-name="P2"><text:span text:style-name="T3">Nagios Poller 2</text:span></text:p>
              </draw:text-box>
            </draw:frame>
          </draw:g>
          <draw:g>
            <draw:g>
              <draw:polygon draw:style-name="gr25" draw:text-style-name="P14" draw:layer="layout" svg:width="1.4cm" svg:height="0.8cm" svg:x="7.87cm" svg:y="20.621cm" svg:viewBox="0 0 1401 801" draw:points="0,801 1401,801 1401,0 0,0">
                <text:p/>
              </draw:polygon>
              <draw:polygon draw:style-name="gr21" draw:text-style-name="P1" draw:layer="layout" svg:width="1.4cm" svg:height="0.8cm" svg:x="7.87cm" svg:y="20.621cm" svg:viewBox="0 0 1401 801" draw:points="0,801 1401,801 1401,0 0,0">
                <text:p/>
              </draw:polygon>
            </draw:g>
            <draw:frame draw:style-name="gr24" draw:text-style-name="P1" draw:layer="layout" svg:width="1.4cm" svg:height="0.823cm" svg:x="7.87cm" svg:y="20.61cm">
              <draw:text-box>
                <text:p text:style-name="P2"><text:span text:style-name="T3">Console</text:span></text:p>
                <text:p text:style-name="P2"><text:span text:style-name="T3">Viewer</text:span></text:p>
              </draw:text-box>
            </draw:frame>
          </draw:g>
          <draw:line draw:style-name="gr26" draw:text-style-name="P1" draw:layer="layout" svg:x1="6.37cm" svg:y1="23.021cm" svg:x2="6.37cm" svg:y2="23.421cm">
            <text:p/>
          </draw:line>
          <draw:line draw:style-name="gr26" draw:text-style-name="P1" draw:layer="layout" svg:x1="7.17cm" svg:y1="23.021cm" svg:x2="7.17cm" svg:y2="23.421cm">
            <text:p/>
          </draw:line>
          <draw:line draw:style-name="gr26" draw:text-style-name="P1" draw:layer="layout" svg:x1="8.97cm" svg:y1="23.021cm" svg:x2="8.97cm" svg:y2="23.421cm">
            <text:p/>
          </draw:line>
          <draw:line draw:style-name="gr26" draw:text-style-name="P1" draw:layer="layout" svg:x1="8.17cm" svg:y1="23.021cm" svg:x2="8.17cm" svg:y2="23.421cm">
            <text:p/>
          </draw:line>
          <draw:line draw:style-name="gr26" draw:text-style-name="P1" draw:layer="layout" svg:x1="8.57cm" svg:y1="23.021cm" svg:x2="8.57cm" svg:y2="23.421cm">
            <text:p/>
          </draw:line>
          <draw:line draw:style-name="gr26" draw:text-style-name="P1" draw:layer="layout" svg:x1="6.77cm" svg:y1="23.021cm" svg:x2="6.77cm" svg:y2="23.421cm">
            <text:p/>
          </draw:line>
          <draw:line draw:style-name="gr26" draw:text-style-name="P1" draw:layer="layout" svg:x1="6.77cm" svg:y1="22.22cm" svg:x2="6.77cm" svg:y2="21.821cm">
            <text:p/>
          </draw:line>
          <draw:line draw:style-name="gr26" draw:text-style-name="P1" draw:layer="layout" svg:x1="8.57cm" svg:y1="22.22cm" svg:x2="8.57cm" svg:y2="21.821cm">
            <text:p/>
          </draw:line>
          <draw:line draw:style-name="gr26" draw:text-style-name="P1" draw:layer="layout" svg:x1="7.17cm" svg:y1="22.22cm" svg:x2="7.17cm" svg:y2="21.821cm">
            <text:p/>
          </draw:line>
          <draw:line draw:style-name="gr26" draw:text-style-name="P1" draw:layer="layout" svg:x1="8.17cm" svg:y1="22.22cm" svg:x2="8.17cm" svg:y2="21.821cm">
            <text:p/>
          </draw:line>
          <draw:g>
            <draw:path draw:style-name="gr27" draw:text-style-name="P15" draw:layer="layout" svg:width="0.35cm" svg:height="0.395cm" svg:x="9.02cm" svg:y="21.177cm" svg:viewBox="0 0 351 396" svg:d="M0 352v-308c55-29 107-43 169-44 67-1 123 13 182 44v308c-55 29-107 43-169 44-67 1-123-13-182-44z">
              <text:p/>
            </draw:path>
            <draw:path draw:style-name="gr21" draw:text-style-name="P1" draw:layer="layout" svg:width="0.35cm" svg:height="0.395cm" svg:x="9.02cm" svg:y="21.177cm" svg:viewBox="0 0 351 396" svg:d="M0 352v-308c55-29 107-43 169-44 67-1 123 13 182 44v308c-55 29-107 43-169 44-67 1-123-13-182-44zM0 44c59 32 115 45 182 44 62-1 114-14 169-44">
              <text:p/>
            </draw:path>
          </draw:g>
          <draw:g>
            <draw:g>
              <draw:polygon draw:style-name="gr25" draw:text-style-name="P14" draw:layer="layout" svg:width="1.4cm" svg:height="0.8cm" svg:x="11.22cm" svg:y="20.621cm" svg:viewBox="0 0 1401 801" draw:points="0,801 1401,801 1401,0 0,0">
                <text:p/>
              </draw:polygon>
              <draw:polygon draw:style-name="gr21" draw:text-style-name="P1" draw:layer="layout" svg:width="1.4cm" svg:height="0.8cm" svg:x="11.22cm" svg:y="20.621cm" svg:viewBox="0 0 1401 801" draw:points="0,801 1401,801 1401,0 0,0">
                <text:p/>
              </draw:polygon>
            </draw:g>
            <draw:frame draw:style-name="gr24" draw:text-style-name="P1" draw:layer="layout" svg:width="1.4cm" svg:height="0.823cm" svg:x="11.22cm" svg:y="20.61cm">
              <draw:text-box>
                <text:p text:style-name="P2"><text:span text:style-name="T3">Console</text:span></text:p>
                <text:p text:style-name="P2"><text:span text:style-name="T3">Viewer</text:span></text:p>
              </draw:text-box>
            </draw:frame>
          </draw:g>
          <draw:g>
            <draw:path draw:style-name="gr27" draw:text-style-name="P15" draw:layer="layout" svg:width="0.35cm" svg:height="0.395cm" svg:x="11.17cm" svg:y="21.177cm" svg:viewBox="0 0 351 396" svg:d="M0 352v-308c55-29 107-43 169-44 67-1 123 13 182 44v308c-55 29-107 43-169 44-67 1-123-13-182-44z">
              <text:p/>
            </draw:path>
            <draw:path draw:style-name="gr21" draw:text-style-name="P1" draw:layer="layout" svg:width="0.35cm" svg:height="0.395cm" svg:x="11.17cm" svg:y="21.177cm" svg:viewBox="0 0 351 396" svg:d="M0 352v-308c55-29 107-43 169-44 67-1 123 13 182 44v308c-55 29-107 43-169 44-67 1-123-13-182-44zM0 44c59 32 115 45 182 44 62-1 114-14 169-44">
              <text:p/>
            </draw:path>
          </draw:g>
          <draw:g>
            <draw:polyline draw:style-name="gr28" draw:text-style-name="P16" draw:layer="layout" svg:width="2.28cm" svg:height="0.706cm" svg:x="9.095cm" svg:y="20.471cm" svg:viewBox="0 0 2281 707" draw:points="0,707 0,0 2281,0 2281,707">
              <text:p/>
            </draw:polyline>
            <draw:frame draw:style-name="gr29" draw:text-style-name="P17" draw:layer="layout" svg:width="2.224cm" svg:height="0.341cm" svg:x="9.135cm" svg:y="20.052cm">
              <draw:text-box>
                <text:p text:style-name="P2"><text:span text:style-name="T5">DB replication</text:span></text:p>
              </draw:text-box>
            </draw:frame>
          </draw:g>
          <draw:frame draw:style-name="gr7" draw:text-style-name="P18" draw:layer="layout" svg:width="1.048cm" svg:height="0.564cm" svg:x="4.872cm" svg:y="20.539cm">
            <draw:text-box>
              <text:p text:style-name="P4"><text:span text:style-name="T2">Site A</text:span></text:p>
            </draw:text-box>
          </draw:frame>
          <draw:frame draw:style-name="gr7" draw:text-style-name="P11" draw:layer="layout" svg:width="1.124cm" svg:height="0.564cm" svg:x="14.57cm" svg:y="20.539cm">
            <draw:text-box>
              <text:p text:style-name="P10"><text:span text:style-name="T2">Site B</text:span></text:p>
            </draw:text-box>
          </draw:frame>
          <draw:line draw:style-name="gr26" draw:text-style-name="P1" draw:layer="layout" svg:x1="9.27cm" svg:y1="22.222cm" svg:x2="9.721cm" svg:y2="21.971cm">
            <text:p/>
          </draw:line>
          <draw:line draw:style-name="gr26" draw:text-style-name="P1" draw:layer="layout" svg:x1="7.47cm" svg:y1="22.222cm" svg:x2="7.921cm" svg:y2="21.971cm">
            <text:p/>
          </draw:line>
          <draw:line draw:style-name="gr26" draw:text-style-name="P1" draw:layer="layout" svg:x1="6.57cm" svg:y1="20.62cm" svg:x2="6.55cm" svg:y2="18.269cm">
            <text:p/>
          </draw:line>
          <draw:line draw:style-name="gr26" draw:text-style-name="P1" draw:layer="layout" svg:x1="13.77cm" svg:y1="20.62cm" svg:x2="13.789cm" svg:y2="18.269cm">
            <text:p/>
          </draw:line>
          <draw:g>
            <draw:g>
              <draw:polygon draw:style-name="gr30" draw:text-style-name="P19" draw:layer="layout" svg:width="8.44cm" svg:height="0.4cm" svg:x="5.97cm" svg:y="17.821cm" svg:viewBox="0 0 8441 401" draw:points="0,401 8441,401 8441,0 0,0">
                <text:p/>
              </draw:polygon>
              <draw:polygon draw:style-name="gr21" draw:text-style-name="P1" draw:layer="layout" svg:width="8.44cm" svg:height="0.4cm" svg:x="5.97cm" svg:y="17.821cm" svg:viewBox="0 0 8441 401" draw:points="0,401 8441,401 8441,0 0,0">
                <text:p/>
              </draw:polygon>
            </draw:g>
            <draw:frame draw:style-name="gr9" draw:text-style-name="P1" draw:layer="layout" svg:width="8.44cm" svg:height="0.483cm" svg:x="5.97cm" svg:y="17.78cm">
              <draw:text-box>
                <text:p text:style-name="P2"><text:span text:style-name="T3">SMS Gateway</text:span></text:p>
              </draw:text-box>
            </draw:frame>
          </draw:g>
          <draw:g>
            <draw:g>
              <draw:polygon draw:style-name="gr30" draw:text-style-name="P19" draw:layer="layout" svg:width="6.603cm" svg:height="0.4cm" svg:x="6.931cm" svg:y="18.521cm" svg:viewBox="0 0 6604 401" draw:points="0,401 6604,401 6604,0 0,0">
                <text:p/>
              </draw:polygon>
              <draw:polygon draw:style-name="gr21" draw:text-style-name="P1" draw:layer="layout" svg:width="6.603cm" svg:height="0.4cm" svg:x="6.931cm" svg:y="18.521cm" svg:viewBox="0 0 6604 401" draw:points="0,401 6604,401 6604,0 0,0">
                <text:p/>
              </draw:polygon>
            </draw:g>
            <draw:frame draw:style-name="gr9" draw:text-style-name="P3" draw:layer="layout" svg:width="6.603cm" svg:height="0.483cm" svg:x="6.931cm" svg:y="18.48cm">
              <draw:text-box>
                <text:p text:style-name="P2"><text:span text:style-name="T3">MTA</text:span></text:p>
              </draw:text-box>
            </draw:frame>
          </draw:g>
          <draw:line draw:style-name="gr26" draw:text-style-name="P1" draw:layer="layout" svg:x1="7.058cm" svg:y1="20.682cm" svg:x2="7.07cm" svg:y2="18.921cm">
            <text:p/>
          </draw:line>
          <draw:line draw:style-name="gr26" draw:text-style-name="P1" draw:layer="layout" svg:x1="13.408cm" svg:y1="20.682cm" svg:x2="13.37cm" svg:y2="18.921cm">
            <text:p/>
          </draw:line>
          <draw:g>
            <draw:g>
              <draw:path draw:style-name="gr31" draw:text-style-name="P20" draw:layer="layout" svg:width="0.4cm" svg:height="0.399cm" svg:x="5.87cm" svg:y="23.381cm" svg:viewBox="0 0 401 400" svg:d="M401 200c0 37-8 68-27 100-18 32-41 55-73 73-32 19-64 27-100 27-37 0-69-8-101-27-32-18-55-41-73-73-19-32-27-63-27-100s8-68 27-100c18-32 41-55 73-73 32-19 64-27 101-27 36 0 68 8 100 27 32 18 55 41 73 73 19 32 27 63 27 100z">
                <text:p/>
              </draw:path>
              <draw:path draw:style-name="gr32" draw:text-style-name="P1" draw:layer="layout" svg:width="0.4cm" svg:height="0.399cm" svg:x="5.87cm" svg:y="23.381cm" svg:viewBox="0 0 401 400" svg:d="M401 200c0 37-8 68-27 100-18 32-41 55-73 73-32 19-64 27-100 27-37 0-69-8-101-27-32-18-55-41-73-73-19-32-27-63-27-100s8-68 27-100c18-32 41-55 73-73 32-19 64-27 101-27 36 0 68 8 100 27 32 18 55 41 73 73 19 32 27 63 27 100z">
                <text:p/>
              </draw:path>
            </draw:g>
            <draw:frame draw:style-name="gr33" draw:text-style-name="P1" draw:layer="layout" svg:width="0.4cm" svg:height="0.4cm" svg:x="5.87cm" svg:y="23.381cm">
              <draw:text-box>
                <text:p text:style-name="P2"><text:span text:style-name="T6">1a</text:span></text:p>
              </draw:text-box>
            </draw:frame>
          </draw:g>
          <draw:g>
            <draw:g>
              <draw:path draw:style-name="gr31" draw:text-style-name="P20" draw:layer="layout" svg:width="0.4cm" svg:height="0.399cm" svg:x="8.71cm" svg:y="21.621cm" svg:viewBox="0 0 401 400" svg:d="M401 200c0 37-8 68-27 100-18 32-41 55-73 73-32 19-64 27-100 27-37 0-69-8-101-27-32-18-55-41-73-73-19-32-27-63-27-100s8-68 27-100c18-32 41-55 73-73s63-27 99-27c1 0 1 0 2 0 36 0 68 8 100 27 32 18 55 41 73 73 19 32 27 63 27 100z">
                <text:p/>
              </draw:path>
              <draw:path draw:style-name="gr32" draw:text-style-name="P1" draw:layer="layout" svg:width="0.4cm" svg:height="0.399cm" svg:x="8.71cm" svg:y="21.621cm" svg:viewBox="0 0 401 400" svg:d="M401 200c0 37-8 68-27 100-18 32-41 55-73 73-32 19-64 27-100 27-37 0-69-8-101-27-32-18-55-41-73-73-19-32-27-63-27-100s8-68 27-100c18-32 41-55 73-73s63-27 99-27c1 0 1 0 2 0 36 0 68 8 100 27 32 18 55 41 73 73 19 32 27 63 27 100z">
                <text:p/>
              </draw:path>
            </draw:g>
            <draw:frame draw:style-name="gr9" draw:text-style-name="P1" draw:layer="layout" svg:width="0.4cm" svg:height="0.483cm" svg:x="8.71cm" svg:y="21.58cm">
              <draw:text-box>
                <text:p text:style-name="P2"><text:span text:style-name="T6">2</text:span></text:p>
              </draw:text-box>
            </draw:frame>
          </draw:g>
          <draw:g>
            <draw:g>
              <draw:path draw:style-name="gr31" draw:text-style-name="P20" draw:layer="layout" svg:width="0.4cm" svg:height="0.399cm" svg:x="6.23cm" svg:y="21.621cm" svg:viewBox="0 0 401 400" svg:d="M401 200c0 37-8 68-27 100-18 32-41 55-73 73-32 19-64 27-100 27-37 0-69-8-101-27-32-18-55-41-73-73-19-32-27-63-27-100s8-68 27-100c18-32 41-55 73-73 32-19 64-27 101-27 36 0 68 8 100 27 32 18 55 41 73 73 19 32 27 63 27 100z">
                <text:p/>
              </draw:path>
              <draw:path draw:style-name="gr32" draw:text-style-name="P1" draw:layer="layout" svg:width="0.4cm" svg:height="0.399cm" svg:x="6.23cm" svg:y="21.621cm" svg:viewBox="0 0 401 400" svg:d="M401 200c0 37-8 68-27 100-18 32-41 55-73 73-32 19-64 27-100 27-37 0-69-8-101-27-32-18-55-41-73-73-19-32-27-63-27-100s8-68 27-100c18-32 41-55 73-73 32-19 64-27 101-27 36 0 68 8 100 27 32 18 55 41 73 73 19 32 27 63 27 100z">
                <text:p/>
              </draw:path>
            </draw:g>
            <draw:frame draw:style-name="gr33" draw:text-style-name="P1" draw:layer="layout" svg:width="0.4cm" svg:height="0.4cm" svg:x="6.23cm" svg:y="21.621cm">
              <draw:text-box>
                <text:p text:style-name="P2"><text:span text:style-name="T6">3a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6.07cm" svg:y="20.1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6.07cm" svg:y="20.1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6.07cm" svg:y="20.121cm">
              <draw:text-box>
                <text:p text:style-name="P2"><text:span text:style-name="T6">4a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7.21cm" svg:y="18.8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7.21cm" svg:y="18.8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7.21cm" svg:y="18.821cm">
              <draw:text-box>
                <text:p text:style-name="P2"><text:span text:style-name="T6">5a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9.77cm" svg:y="21.9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9.77cm" svg:y="21.9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9.77cm" svg:y="21.921cm">
              <draw:text-box>
                <text:p text:style-name="P2"><text:span text:style-name="T6">3b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13.87cm" svg:y="20.1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13.87cm" svg:y="20.1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13.87cm" svg:y="20.121cm">
              <draw:text-box>
                <text:p text:style-name="P2"><text:span text:style-name="T6">4b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9.07cm" svg:y="23.38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9.07cm" svg:y="23.38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9.07cm" svg:y="23.381cm">
              <draw:text-box>
                <text:p text:style-name="P2"><text:span text:style-name="T6">1b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12.87cm" svg:y="18.8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12.87cm" svg:y="18.82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12.87cm" svg:y="18.821cm">
              <draw:text-box>
                <text:p text:style-name="P2"><text:span text:style-name="T6">5b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10.47cm" svg:y="22.40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10.47cm" svg:y="22.40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10.47cm" svg:y="22.401cm">
              <draw:text-box>
                <text:p text:style-name="P2"><text:span text:style-name="T6">1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10.47cm" svg:y="22.87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10.47cm" svg:y="22.87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9" draw:text-style-name="P1" draw:layer="layout" svg:width="0.4cm" svg:height="0.483cm" svg:x="10.47cm" svg:y="22.83cm">
              <draw:text-box>
                <text:p text:style-name="P2"><text:span text:style-name="T6">2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10.47cm" svg:y="23.34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10.47cm" svg:y="23.34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10.47cm" svg:y="23.341cm">
              <draw:text-box>
                <text:p text:style-name="P2"><text:span text:style-name="T6">3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10.47cm" svg:y="23.80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10.47cm" svg:y="23.80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10.47cm" svg:y="23.801cm">
              <draw:text-box>
                <text:p text:style-name="P2"><text:span text:style-name="T6">4</text:span></text:p>
              </draw:text-box>
            </draw:frame>
          </draw:g>
          <draw:g>
            <draw:g>
              <draw:path draw:style-name="gr31" draw:text-style-name="P20" draw:layer="layout" svg:width="0.399cm" svg:height="0.399cm" svg:x="10.47cm" svg:y="24.26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  <draw:path draw:style-name="gr32" draw:text-style-name="P1" draw:layer="layout" svg:width="0.399cm" svg:height="0.399cm" svg:x="10.47cm" svg:y="24.261cm" svg:viewBox="0 0 400 400" svg:d="M400 200c0 37-8 68-27 100-18 32-41 55-73 73-32 19-63 27-100 27s-68-8-100-27c-32-18-55-41-73-73-19-32-27-63-27-100s8-68 27-100c18-32 41-55 73-73s63-27 99-27h1c37 0 68 8 100 27 32 18 55 41 73 73 19 32 27 63 27 100z">
                <text:p/>
              </draw:path>
            </draw:g>
            <draw:frame draw:style-name="gr33" draw:text-style-name="P1" draw:layer="layout" svg:width="0.4cm" svg:height="0.4cm" svg:x="10.47cm" svg:y="24.261cm">
              <draw:text-box>
                <text:p text:style-name="P2"><text:span text:style-name="T6">5</text:span></text:p>
              </draw:text-box>
            </draw:frame>
          </draw:g>
          <draw:frame draw:style-name="gr9" draw:text-style-name="P1" draw:layer="layout" svg:width="4.3cm" svg:height="0.483cm" svg:x="10.97cm" svg:y="22.35cm">
            <draw:text-box>
              <text:p text:style-name="P10"><text:span text:style-name="T3">Nagios polls remote nodes</text:span></text:p>
            </draw:text-box>
          </draw:frame>
          <draw:frame draw:style-name="gr9" draw:text-style-name="P11" draw:layer="layout" svg:width="4.959cm" svg:height="0.483cm" svg:x="10.97cm" svg:y="22.825cm">
            <draw:text-box>
              <text:p text:style-name="P10"><text:span text:style-name="T3">Nagios forwards status to Console Viewer</text:span></text:p>
            </draw:text-box>
          </draw:frame>
          <draw:frame draw:style-name="gr9" draw:text-style-name="P1" draw:layer="layout" svg:width="4.3cm" svg:height="0.483cm" svg:x="10.97cm" svg:y="23.305cm">
            <draw:text-box>
              <text:p text:style-name="P10"><text:span text:style-name="T3">Nagios forwards notifications to EQ</text:span></text:p>
            </draw:text-box>
          </draw:frame>
          <draw:frame draw:style-name="gr9" draw:text-style-name="P1" draw:layer="layout" svg:width="4.3cm" svg:height="0.483cm" svg:x="10.97cm" svg:y="23.755cm">
            <draw:text-box>
              <text:p text:style-name="P10"><text:span text:style-name="T3">EQ sends notifications via mail</text:span></text:p>
            </draw:text-box>
          </draw:frame>
          <draw:frame draw:style-name="gr9" draw:text-style-name="P1" draw:layer="layout" svg:width="4.3cm" svg:height="0.483cm" svg:x="10.97cm" svg:y="24.205cm">
            <draw:text-box>
              <text:p text:style-name="P10"><text:span text:style-name="T3">Other notifications sent via SMS</text:span></text:p>
            </draw:text-box>
          </draw:frame>
          <draw:g>
            <draw:g>
              <draw:polygon draw:style-name="gr34" draw:text-style-name="P21" draw:layer="layout" svg:width="1.4cm" svg:height="0.8cm" svg:x="6.07cm" svg:y="20.621cm" svg:viewBox="0 0 1401 801" draw:points="0,801 1401,801 1401,0 0,0">
                <text:p/>
              </draw:polygon>
              <draw:polygon draw:style-name="gr21" draw:text-style-name="P1" draw:layer="layout" svg:width="1.4cm" svg:height="0.8cm" svg:x="6.07cm" svg:y="20.621cm" svg:viewBox="0 0 1401 801" draw:points="0,801 1401,801 1401,0 0,0">
                <text:p/>
              </draw:polygon>
            </draw:g>
            <draw:frame draw:style-name="gr24" draw:text-style-name="P1" draw:layer="layout" svg:width="1.4cm" svg:height="0.823cm" svg:x="6.07cm" svg:y="20.61cm">
              <draw:text-box>
                <text:p text:style-name="P2"><text:span text:style-name="T3">Event Queue</text:span></text:p>
              </draw:text-box>
            </draw:frame>
          </draw:g>
          <draw:g>
            <draw:g>
              <draw:polygon draw:style-name="gr34" draw:text-style-name="P21" draw:layer="layout" svg:width="1.4cm" svg:height="0.8cm" svg:x="13.02cm" svg:y="20.621cm" svg:viewBox="0 0 1401 801" draw:points="0,801 1401,801 1401,0 0,0">
                <text:p/>
              </draw:polygon>
              <draw:polygon draw:style-name="gr21" draw:text-style-name="P1" draw:layer="layout" svg:width="1.4cm" svg:height="0.8cm" svg:x="13.02cm" svg:y="20.621cm" svg:viewBox="0 0 1401 801" draw:points="0,801 1401,801 1401,0 0,0">
                <text:p/>
              </draw:polygon>
            </draw:g>
            <draw:frame draw:style-name="gr24" draw:text-style-name="P1" draw:layer="layout" svg:width="1.4cm" svg:height="0.823cm" svg:x="13.02cm" svg:y="20.61cm">
              <draw:text-box>
                <text:p text:style-name="P2"><text:span text:style-name="T3">Event Queue</text:span></text:p>
              </draw:text-box>
            </draw:frame>
          </draw:g>
          <draw:g>
            <draw:path draw:style-name="gr27" draw:text-style-name="P15" draw:layer="layout" svg:width="0.35cm" svg:height="0.395cm" svg:x="12.97cm" svg:y="21.177cm" svg:viewBox="0 0 351 396" svg:d="M0 352v-308c55-29 107-43 169-44 67-1 123 13 182 44v308c-55 29-107 43-169 44-67 1-123-13-182-44z">
              <text:p/>
            </draw:path>
            <draw:path draw:style-name="gr21" draw:text-style-name="P1" draw:layer="layout" svg:width="0.35cm" svg:height="0.395cm" svg:x="12.97cm" svg:y="21.177cm" svg:viewBox="0 0 351 396" svg:d="M0 352v-308c55-29 107-43 169-44 67-1 123 13 182 44v308c-55 29-107 43-169 44-67 1-123-13-182-44zM0 44c59 32 115 45 182 44 62-1 114-14 169-44">
              <text:p/>
            </draw:path>
          </draw:g>
          <draw:g>
            <draw:path draw:style-name="gr27" draw:text-style-name="P15" draw:layer="layout" svg:width="0.35cm" svg:height="0.395cm" svg:x="7.12cm" svg:y="21.177cm" svg:viewBox="0 0 351 396" svg:d="M0 352v-308c55-29 107-43 169-44 67-1 123 13 182 44v308c-55 29-107 43-169 44-67 1-123-13-182-44z">
              <text:p/>
            </draw:path>
            <draw:path draw:style-name="gr21" draw:text-style-name="P1" draw:layer="layout" svg:width="0.35cm" svg:height="0.395cm" svg:x="7.12cm" svg:y="21.177cm" svg:viewBox="0 0 351 396" svg:d="M0 352v-308c55-29 107-43 169-44 67-1 123 13 182 44v308c-55 29-107 43-169 44-67 1-123-13-182-44zM0 44c59 32 115 45 182 44 62-1 114-14 169-44">
              <text:p/>
            </draw:path>
          </draw:g>
          <draw:polyline draw:style-name="gr35" draw:text-style-name="P1" draw:layer="layout" svg:width="5.858cm" svg:height="1.183cm" svg:x="7.295cm" svg:y="20.038cm" svg:viewBox="0 0 5859 1184" draw:points="0,1184 0,0 5859,0 5859,114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5f_0" draw:display-name="Gradient_0" draw:style="linear" draw:start-color="#ffffff" draw:end-color="#f6d5b9" draw:start-intensity="100%" draw:end-intensity="100%" draw:angle="0" draw:border="0%"/>
    <draw:gradient draw:name="Gradient_5f_1" draw:display-name="Gradient_1" draw:style="linear" draw:start-color="#ffffff" draw:end-color="#d1dab4" draw:start-intensity="100%" draw:end-intensity="100%" draw:angle="0" draw:border="0%"/>
    <draw:gradient draw:name="Gradient_5f_2" draw:display-name="Gradient_2" draw:style="linear" draw:start-color="#ffffff" draw:end-color="#f59cbe" draw:start-intensity="100%" draw:end-intensity="100%" draw:angle="0" draw:border="0%"/>
    <draw:gradient draw:name="Gradient_5f_3" draw:display-name="Gradient_3" draw:style="linear" draw:start-color="#ffffff" draw:end-color="#b8c1e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bfbfbf" draw:start-intensity="100%" draw:end-intensity="100%" draw:angle="0" draw:border="0%"/>
    <draw:gradient draw:name="Gradient_5f_7" draw:display-name="Gradient_7" draw:style="linear" draw:start-color="#ffff00" draw:end-color="#e1e10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8 45" svg:d="M14 0l-14 42 9 3 5-15 5 15 9-3z"/>
    <draw:marker draw:name="Marker_5f_1" draw:display-name="Marker_1" svg:viewBox="0 0 28 31" svg:d="M14 0l-14 28 6 3 8-16 8 16 6-3z"/>
    <draw:marker draw:name="Marker_5f_2" draw:display-name="Marker_2" svg:viewBox="0 0 28 18" svg:d="M14 0l-14 14 4 4 10-10 10 10 4-4z"/>
    <draw:marker draw:name="Marker_5f_3" draw:display-name="Marker_3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6-01T09:44:40.942104778</dc:date>
    <meta:creation-date>2014-08-31T16:40:37Z</meta:creation-date>
    <meta:generator>LibreOffice/6.2.8.2$MacOSX_X86_64 LibreOffice_project/f82ddfca21ebc1e222a662a32b25c0c9d20169ee</meta:generator>
    <meta:editing-duration>PT18M43S</meta:editing-duration>
    <meta:editing-cycles>4</meta:editing-cycles>
    <meta:document-statistic meta:object-count="246"/>
  </office:meta>
</office:document-meta>
</file>